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P4" style:family="paragraph" style:parent-style-name="Standard">
      <style:text-properties officeooo:paragraph-rsid="001dd28b"/>
    </style:style>
    <style:style style:name="P5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office:annotation><dc:creator>Luc Saffre</dc:creator><dc:date>2011-07-18T09:03:56</dc:date><text:p text:style-name="P5"><text:span text:style-name="T1">do text</text:span></text:p><text:p text:style-name="P5"><text:span text:style-name="T1">from html(self.body)</text:span></text:p></office:annotatio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le1" style:family="table">
      <style:table-properties style:width="277mm" table:align="margins"/>
    </style:style>
    <style:style style:name="Table1.A" style:family="table-column">
      <style:table-column-properties style:column-width="56.36mm" style:rel-column-width="13333*"/>
    </style:style>
    <style:style style:name="Table1.B" style:family="table-column">
      <style:table-column-properties style:column-width="169.86mm" style:rel-column-width="40187*"/>
    </style:style>
    <style:style style:name="Table1.C" style:family="table-column">
      <style:table-column-properties style:column-width="50.78mm" style:rel-column-width="12015*"/>
    </style:style>
    <style:style style:name="Table1.A1" style:family="table-cell">
      <style:table-cell-properties style:vertical-align="middle"/>
    </style:style>
    <style:style style:name="MP1" style:family="paragraph" style:parent-style-name="Header">
      <style:paragraph-properties>
        <style:tab-stops>
          <style:tab-stop style:position="139.44mm" style:type="center"/>
          <style:tab-stop style:position="276.98m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139.44mm" style:type="center"/>
          <style:tab-stop style:position="276.98m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39.44mm" style:type="center"/>
          <style:tab-stop style:position="276.98mm" style:type="right"/>
        </style:tab-stops>
      </style:paragraph-properties>
    </style:style>
    <style:page-layout style:name="Mpm1">
      <style:page-layout-properties fo:page-width="297mm" fo:page-height="210.01mm" style:num-format="1" style:print-orientation="landscape" fo:margin-top="14.99mm" fo:margin-bottom="10mm" fo:margin-left="10mm" fo:margin-right="10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foo<office:annotation><dc:creator>Luc Saffre</dc:creator><dc:date>2012-07-20T21:35:16</dc:date><text:p>do text</text:p><text:p>from html(settings.SITE.site_header())</text:p></office:annotation></text:p>
            </table:table-cell>
            <table:table-cell table:style-name="Table1.A1" office:value-type="string">
              <text:p text:style-name="MP2"><text:conditional-text text:condition="ooow:true" text:string-value-if-true="&quot;self&quot;" text:string-value-if-false="">self</text:conditional-text></text:p>
            </table:table-cell>
            <table:table-cell office:value-type="string">
              <text:p text:style-name="MP3">Seite <text:page-number text:select-page="current">1</text:page-number> von <text:page-count>1</text:page-count><text:line-break/><text:date style:data-style-name="N106" text:date-value="2016-03-22T21:12:18.660017936">22/3/16</text:date> <text:time style:data-style-name="N41" text:time-value="2016-03-22T21:12:18.660126063">21:10:19</text:time><text:line-break/><text:conditional-text text:condition="ooow:true" text:string-value-if-true="&quot;settings.SITE.site_version()&quot;" text:string-value-if-false="">settings.SITE.site_version()</text:conditional-text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6-03-22T21:12:18.557941380</dc:date>
    <meta:editing-duration>PT29M13S</meta:editing-duration>
    <meta:editing-cycles>35</meta:editing-cycles>
    <meta:generator>LibreOffice/4.2.8.2$Linux_X86_64 LibreOffice_project/420m0$Build-2</meta:generator>
    <meta:document-statistic meta:table-count="1" meta:image-count="0" meta:object-count="0" meta:page-count="1" meta:paragraph-count="4" meta:word-count="9" meta:character-count="65" meta:non-whitespace-character-count="59"/>
  </office:meta>
</office:document-meta>
</file>